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FilenameFilter.GlobFile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FilenameFilter.GlobFilenameFilte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FilenameFilter.GlobFilenameFilter( String regex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